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)" office:value-type="float" office:value="81200" calcext:value-type="float">
            <text:p>812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SUM([.K24:.K27])" office:value-type="float" office:value="90000" calcext:value-type="float">
            <text:p>9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8800" calcext:value-type="float">
            <text:p>88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7600" calcext:value-type="float">
            <text:p>187600</text:p>
          </table:table-cell>
          <table:table-cell table:style-name="ce15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table:number-columns-repeated="4"/>
          <table:table-cell table:style-name="ce15" table:formula="of:=SUM([.B61:.F61])" office:value-type="float" office:value="8600" calcext:value-type="float">
            <text:p>8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3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373.913043478261" calcext:value-type="float">
            <text:p>373.913043478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373.913043478261" calcext:value-type="float">
            <text:p>373.913043478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73.913043478261" calcext:value-type="float">
            <text:p>373.9130434783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73.913043478261" calcext:value-type="float">
            <text:p>373.913043478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8226.08695652174" calcext:value-type="float">
            <text:p>8226.0869565217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1:36:27.48360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4T11:39:04.093155599</dc:date>
    <meta:editing-duration>P10DT22H3M1S</meta:editing-duration>
    <meta:editing-cycles>3349</meta:editing-cycles>
    <meta:generator>LibreOffice/4.2.8.2$Linux_X86_64 LibreOffice_project/420m0$Build-2</meta:generator>
    <meta:document-statistic meta:table-count="20" meta:cell-count="9281" meta:object-count="0"/>
  </office:meta>
</office:document-meta>
</file>